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Standard">
      <style:paragraph-properties fo:margin-top="0in" fo:margin-bottom="0in" fo:line-height="100%"/>
      <style:text-properties style:font-name="Georgia" fo:font-size="12pt" style:font-size-asian="12pt" style:font-size-complex="12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style:font-size-asian="10.5pt" style:font-size-complex="10.5pt"/>
    </style:style>
    <style:style style:name="P10" style:family="paragraph" style:parent-style-name="BODY" style:list-style-name="">
      <style:paragraph-properties fo:margin-left="0in" fo:margin-right="0in" fo:margin-top="0in" fo:margin-bottom="0.0417in" fo:text-align="start" style:justify-single-word="false" fo:text-indent="0in" style:auto-text-indent="false" style:text-autospace="none" style:writing-mode="lr-tb"/>
    </style:style>
    <style:style style:name="P1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12" style:family="paragraph" style:parent-style-name="BODY" style:list-style-name="">
      <style:paragraph-properties fo:margin-left="0in" fo:margin-right="0in" fo:margin-top="0.078in" fo:margin-bottom="0.078in" fo:text-align="center" style:justify-single-word="false" fo:text-indent="0in" style:auto-text-indent="false" style:text-autospace="none" style:writing-mode="lr-tb"/>
      <style:text-properties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P13" style:family="paragraph" style:parent-style-name="BODY">
      <style:paragraph-properties fo:margin-top="0in" fo:margin-bottom="0in" fo:line-height="100%"/>
      <style:text-properties fo:color="#000000"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color="#208080"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fo:color="#208080" fo:font-size="10pt" fo:language="none" fo:country="none" style:font-name-asian="Georgia" style:font-size-asian="10pt" style:language-asian="none" style:country-asian="none" style:font-name-complex="Georgia" style:font-size-complex="10pt" style:language-complex="none" style:country-complex="none"/>
    </style:style>
    <style:style style:name="T5"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fo:color="#bf3030"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8" style:family="text">
      <style:text-properties fo:color="#bf3030" fo:font-size="10pt" fo:language="none" fo:country="none" style:font-name-asian="Georgia" style:font-size-asian="10pt" style:language-asian="none" style:country-asian="none" style:font-name-complex="Georgia" style:font-size-complex="10pt" style:language-complex="none" style:country-complex="none"/>
    </style:style>
    <style:style style:name="T9" style:family="text">
      <style:text-properties fo:color="#545454"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10"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color="#000000" fo:language="none" fo:country="none" style:font-name-asian="Georgia" style:language-asian="none" style:country-asian="none" style:font-name-complex="Georgia" style:language-complex="none" style:country-complex="none"/>
    </style:style>
    <style:style style:name="T13" style:family="text">
      <style:text-properties fo:color="#000000"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4" style:family="text">
      <style:text-properties fo:color="#000000"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15" style:family="text">
      <style:text-properties fo:color="#802020"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iple in Deeds</text:p>
      <text:p text:style-name="P1"/>
      <text:p text:style-name="P2"><text:span text:style-name="T1">Read:</text:span><text:span text:style-name="T2"> </text:span></text:p>
      <text:p text:style-name="P3"/>
      <text:p text:style-name="P4"><text:span text:style-name="T1">Text:</text:span><text:span text:style-name="T2"> </text:span><text:span text:style-name="T12">John 8:31 “Then said Jesus to those Jews which believed on him, If ye continue in my word, </text:span><text:span text:style-name="T13">then</text:span><text:span text:style-name="T12"> are ye my </text:span><text:span text:style-name="T14">disciples indeed</text:span><text:span text:style-name="T12">;”</text:span></text:p>
      <text:p text:style-name="P5"/>
      <text:h text:style-name="P4" text:outline-level="3"><text:span text:style-name="T1">Introduction:</text:span><text:span text:style-name="T2"> When a politician says that they are pro life and then supports abortion or encourages their paramour to get an abortion then the fruit of their life is what they really are. Their deeds reveal that their profession is disingenuous. <text:s/></text:span></text:h>
      <text:p text:style-name="P6"/>
      <text:p text:style-name="P13"><text:span text:style-name="T11"/></text:p>
      <text:p text:style-name="P11"><text:span text:style-name="T6">John 8:32</text:span><text:span text:style-name="T6"> </text:span><text:span text:style-name="T6">And ye shall know the truth, and the truth shall make you free.</text:span></text:p>
      <text:p text:style-name="P9"/>
      <text:p text:style-name="P13"><text:span text:style-name="T4">Mat 7:15</text:span><text:span text:style-name="T10"> </text:span><text:span text:style-name="T8">Beware of false prophets, which come to you in sheep's clothing, but inwardly they are ravening wolves.</text:span></text:p>
      <text:p text:style-name="P10"><text:span text:style-name="T3">Mat 7:16</text:span><text:span text:style-name="T5"> </text:span><text:span text:style-name="T7">Ye shall know them by their fruits. Do men gather grapes of thorns, or figs of thistles?</text:span></text:p>
      <text:p text:style-name="P10"><text:span text:style-name="T3">Mat 7:17</text:span><text:span text:style-name="T5"> </text:span><text:span text:style-name="T7">Even so every good tree bringeth forth good fruit; but a corrupt tree bringeth forth evil fruit.</text:span></text:p>
      <text:p text:style-name="P10"><text:span text:style-name="T3">Mat 7:18</text:span><text:span text:style-name="T5"> </text:span><text:span text:style-name="T7">A good tree cannot bring forth evil fruit, neither</text:span><text:span text:style-name="T5"> </text:span><text:span text:style-name="T9">can</text:span><text:span text:style-name="T5"> </text:span><text:span text:style-name="T7">a corrupt tree bring forth good fruit.</text:span></text:p>
      <text:p text:style-name="P10"><text:span text:style-name="T3">Mat 7:19</text:span><text:span text:style-name="T5"> </text:span><text:span text:style-name="T7">Every tree that bringeth not forth good fruit is hewn down, and cast into the fire.</text:span></text:p>
      <text:p text:style-name="P10"><text:span text:style-name="T15">Mat 7:20</text:span><text:span text:style-name="T5"> </text:span><text:span text:style-name="T7">Wherefore by their fruits ye shall know them.</text:span></text:p>
      <text:p text:style-name="P12">I Never Knew You</text:p>
      <text:p text:style-name="P10"><text:span text:style-name="T3">Mat 7:21</text:span><text:span text:style-name="T5"> </text:span><text:span text:style-name="T7">Not every one that saith unto me, Lord, Lord, shall enter into the kingdom of heaven; but he that doeth the will of my Father which is in heave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8-10-19T15:23:12.70</dc:date>
    <meta:editing-duration>PT23H58M56S</meta:editing-duration>
    <meta:generator>OpenOffice/4.1.3$Win32 OpenOffice.org_project/413m1$Build-9783</meta:generator>
    <meta:document-statistic meta:table-count="0" meta:image-count="0" meta:object-count="0" meta:page-count="1" meta:paragraph-count="13" meta:word-count="224" meta:character-count="12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